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406cm" fo:margin-left="-0.201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8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80717" officeooo:paragraph-rsid="00080717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0374b" officeooo:paragraph-rsid="0010374b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80717" officeooo:paragraph-rsid="00080717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130f" officeooo:paragraph-rsid="000c130f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130f" officeooo:paragraph-rsid="000c130f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c15f" officeooo:paragraph-rsid="000dc15f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c15f" officeooo:paragraph-rsid="000dc15f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374b" officeooo:paragraph-rsid="0010374b" style:font-weight-asian="bol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360" officeooo:paragraph-rsid="0009f360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f6f8" officeooo:paragraph-rsid="000af6f8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cbba" officeooo:paragraph-rsid="000bcbba" style:font-size-asian="12pt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bcbba" officeooo:paragraph-rsid="000bcbba" style:font-size-asian="12pt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bcbba" officeooo:paragraph-rsid="000c130f" style:font-size-asian="12pt" style:font-weight-asian="bold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130f" officeooo:paragraph-rsid="000c130f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f53e" officeooo:paragraph-rsid="000ef53e" style:font-size-asian="12pt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ef53e" officeooo:paragraph-rsid="000ef53e" style:font-size-asian="12pt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02479" officeooo:paragraph-rsid="00102479" style:font-size-asian="12pt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rsid="0019ab3b" officeooo:paragraph-rsid="00117c04" style:font-name-complex="Arial"/>
    </style:style>
    <style:style style:name="T1" style:family="text">
      <style:text-properties officeooo:rsid="0007d9e6"/>
    </style:style>
    <style:style style:name="T2" style:family="text">
      <style:text-properties officeooo:rsid="000c130f"/>
    </style:style>
    <style:style style:name="T3" style:family="text">
      <style:text-properties officeooo:rsid="00117c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<text:span text:style-name="T1">Consulta remota</text:span> de paquete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9">CU_4.<text:span text:style-name="T3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9">Se obtiene información del paquete turís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9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El cliente registrado obtiene información sobre un paquete turístico de interés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9">El cliente accede al sistema y solicita información sobre un paquete, el sistema proporciona la información requerida por el cliente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23">Cliente registrado: Solicita información sobre un paquete turístico</text:p>
          </table:table-cell>
          <table:table-cell table:style-name="Tabla4.C2" office:value-type="string">
            <text:p text:style-name="P10">2</text:p>
          </table:table-cell>
          <table:table-cell table:style-name="Tabla4.D2" office:value-type="string">
            <text:p text:style-name="P11">Solicita el nombre del paquete</text:p>
          </table:table-cell>
        </table:table-row>
        <table:table-row table:style-name="Tabla4.1">
          <table:table-cell table:style-name="Tabla4.A3" office:value-type="string">
            <text:p text:style-name="P25">3</text:p>
          </table:table-cell>
          <table:table-cell table:style-name="Tabla4.B3" office:value-type="string">
            <text:p text:style-name="P24">Cliente registrado: <text:span text:style-name="T2">Indica el nombre del paquete</text:span></text:p>
          </table:table-cell>
          <table:table-cell table:style-name="Tabla4.C3" office:value-type="string">
            <text:p text:style-name="P10">4</text:p>
          </table:table-cell>
          <table:table-cell table:style-name="Tabla4.D3" office:value-type="string">
            <text:p text:style-name="P11">Busca el paquete entre los disponibles</text:p>
          </table:table-cell>
        </table:table-row>
        <table:table-row table:style-name="Tabla4.1">
          <table:table-cell table:style-name="Tabla4.A4" office:value-type="string">
            <text:p text:style-name="P20"/>
          </table:table-cell>
          <table:table-cell table:style-name="Tabla4.B4" office:value-type="string">
            <text:p text:style-name="P21"/>
          </table:table-cell>
          <table:table-cell table:style-name="Tabla4.C4" office:value-type="string">
            <text:p text:style-name="P12">5</text:p>
          </table:table-cell>
          <table:table-cell table:style-name="Tabla4.D4" office:value-type="string">
            <text:p text:style-name="P13">Proporciona la información al cliente</text:p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21"/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1">
          <table:table-cell table:style-name="Tabla4.A6" office:value-type="string">
            <text:p text:style-name="P20"/>
          </table:table-cell>
          <table:table-cell table:style-name="Tabla4.B6" office:value-type="string">
            <text:p text:style-name="P21"/>
          </table:table-cell>
          <table:table-cell table:style-name="Tabla4.C6" office:value-type="string">
            <text:p text:style-name="P7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0"/>
          </table:table-cell>
          <table:table-cell table:style-name="Tabla4.B7" office:value-type="string">
            <text:p text:style-name="P21"/>
          </table:table-cell>
          <table:table-cell table:style-name="Tabla4.C7" office:value-type="string">
            <text:p text:style-name="P7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20"/>
          </table:table-cell>
          <table:table-cell table:style-name="Tabla4.B8" office:value-type="string">
            <text:p text:style-name="P21"/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0"/>
          </table:table-cell>
          <table:table-cell table:style-name="Tabla4.B9" office:value-type="string">
            <text:p text:style-name="P21"/>
          </table:table-cell>
          <table:table-cell table:style-name="Tabla4.C9" office:value-type="string">
            <text:p text:style-name="P7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0"/>
          </table:table-cell>
          <table:table-cell table:style-name="Tabla4.B10" office:value-type="string">
            <text:p text:style-name="P21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0"/>
          </table:table-cell>
          <table:table-cell table:style-name="Tabla4.B11" office:value-type="string">
            <text:p text:style-name="P21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8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6">3</text:p>
          </table:table-cell>
          <table:table-cell table:style-name="Tabla5.B2" office:value-type="string">
            <text:p text:style-name="P27">El sistema no encuentra el paquete entre los disponibles</text:p>
          </table:table-cell>
        </table:table-row>
        <table:table-row table:style-name="Tabla5.1">
          <table:table-cell table:style-name="Tabla5.A3" office:value-type="string">
            <text:p text:style-name="P20"/>
          </table:table-cell>
          <table:table-cell table:style-name="Tabla5.B3" office:value-type="string">
            <text:p text:style-name="P28">1. Informa al Cliente de la situación y finaliza el caso de uso</text:p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21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4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Comentarios</text:p>
          </table:table-cell>
        </table:table-row>
        <table:table-row table:style-name="Tabla7.2">
          <table:table-cell table:style-name="Tabla7.A2" office:value-type="string">
            <text:p text:style-name="P17"/>
          </table:table-cell>
        </table:table-row>
      </table:table>
      <text:p text:style-name="P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6:04.976681633</dc:date>
    <meta:editing-cycles>14</meta:editing-cycles>
    <meta:editing-duration>PT12M10S</meta:editing-duration>
    <meta:generator>LibreOffice/6.0.7.3$Linux_X86_64 LibreOffice_project/00m0$Build-3</meta:generator>
    <meta:document-statistic meta:table-count="7" meta:image-count="0" meta:object-count="0" meta:page-count="1" meta:paragraph-count="50" meta:word-count="146" meta:character-count="953" meta:non-whitespace-character-count="857"/>
  </office:meta>
</office:document-meta>
</file>